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roman"/>
    <style:font-face style:name="Times-Roman1" svg:font-family="Times-Roman" style:font-family-generic="roman"/>
    <style:font-face style:name="TimesNewRomanPSMT1" svg:font-family="TimesNewRomanPSMT" style:font-family-generic="roman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-Roman1" fo:font-size="12pt" style:text-underline-style="none" fo:font-weight="normal" style:font-size-asian="12pt" style:font-weight-asian="normal"/>
    </style:style>
    <style:style style:name="P3" style:family="paragraph" style:parent-style-name="Standard">
      <style:text-properties fo:color="#000000" style:font-name="Times-Roman1" fo:font-size="12pt" fo:font-style="normal" style:text-underline-style="none" fo:font-weight="normal" style:font-size-asian="12pt" style:font-style-asian="normal" style:font-weight-asian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1.3055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.25in" style:auto-text-indent="false"/>
    </style:style>
    <style:style style:name="P7" style:family="paragraph" style:parent-style-name="Standard" style:list-style-name="WWNum1">
      <style:paragraph-properties fo:margin-left="0.5in" fo:margin-right="0in" fo:text-align="center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8" style:family="paragraph" style:parent-style-name="Standard" style:list-style-name="WWNum3">
      <style:paragraph-properties fo:margin-left="0.5in" fo:margin-right="0in" fo:text-align="center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9" style:family="paragraph" style:parent-style-name="Standard" style:list-style-name="WWNum5">
      <style:paragraph-properties fo:margin-left="0.5in" fo:margin-right="0in" fo:text-align="center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0" style:family="paragraph" style:parent-style-name="Standard" style:list-style-name="WWNum7">
      <style:paragraph-properties fo:margin-left="0.5in" fo:margin-right="0in" fo:text-align="center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1" style:family="paragraph" style:parent-style-name="Standard" style:list-style-name="WWNum14">
      <style:paragraph-properties fo:margin-left="0.5in" fo:margin-right="0in" fo:text-align="center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2" style:family="paragraph" style:parent-style-name="Standard" style:list-style-name="WWNum16">
      <style:paragraph-properties fo:margin-left="0.5in" fo:margin-right="0in" fo:text-align="center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3" style:family="paragraph" style:parent-style-name="Standard" style:list-style-name="WWNum18">
      <style:paragraph-properties fo:margin-left="0.5in" fo:margin-right="0in" fo:text-align="center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4" style:family="paragraph" style:parent-style-name="Standard" style:list-style-name="WWNum25">
      <style:paragraph-properties fo:margin-left="0.5in" fo:margin-right="0in" fo:text-align="center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5" style:family="paragraph" style:parent-style-name="Standard" style:list-style-name="WWNum1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16" style:family="paragraph" style:parent-style-name="Standard" style:list-style-name="WWNum2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17" style:family="paragraph" style:parent-style-name="Standard" style:list-style-name="WWNum3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18" style:family="paragraph" style:parent-style-name="Standard" style:list-style-name="WWNum4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19" style:family="paragraph" style:parent-style-name="Standard" style:list-style-name="WWNum5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20" style:family="paragraph" style:parent-style-name="Standard" style:list-style-name="WWNum6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21" style:family="paragraph" style:parent-style-name="Standard" style:list-style-name="WWNum7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22" style:family="paragraph" style:parent-style-name="Standard" style:list-style-name="WWNum9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23" style:family="paragraph" style:parent-style-name="Standard" style:list-style-name="WWNum10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24" style:family="paragraph" style:parent-style-name="Standard" style:list-style-name="WWNum11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25" style:family="paragraph" style:parent-style-name="Standard" style:list-style-name="WWNum12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26" style:family="paragraph" style:parent-style-name="Standard" style:list-style-name="WWNum13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27" style:family="paragraph" style:parent-style-name="Standard" style:list-style-name="WWNum14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28" style:family="paragraph" style:parent-style-name="Standard" style:list-style-name="WWNum17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29" style:family="paragraph" style:parent-style-name="Standard" style:list-style-name="WWNum18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30" style:family="paragraph" style:parent-style-name="Standard" style:list-style-name="WWNum20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31" style:family="paragraph" style:parent-style-name="Standard" style:list-style-name="WWNum22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32" style:family="paragraph" style:parent-style-name="Standard" style:list-style-name="WWNum25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33" style:family="paragraph" style:parent-style-name="Standard" style:list-style-name="WWNum26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34" style:family="paragraph" style:parent-style-name="Standard">
      <style:paragraph-properties fo:margin-left="0in" fo:margin-right="0in" fo:text-indent="0.5138in" style:auto-text-indent="false"/>
    </style:style>
    <style:style style:name="P35" style:family="paragraph" style:parent-style-name="Standard">
      <style:paragraph-properties fo:margin-left="0in" fo:margin-right="0in" fo:text-align="justify" style:justify-single-word="false" fo:text-indent="0.5138in" style:auto-text-indent="false"/>
    </style:style>
    <style:style style:name="P36" style:family="paragraph" style:parent-style-name="Standard" style:list-style-name="WWNum8">
      <style:paragraph-properties fo:margin-left="0.5in" fo:margin-right="0.1252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37" style:family="paragraph" style:parent-style-name="Standard" style:list-style-name="WWNum27">
      <style:paragraph-properties fo:margin-left="0.5in" fo:margin-right="0.1252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38" style:family="paragraph" style:parent-style-name="Standard">
      <style:paragraph-properties fo:margin-left="0in" fo:margin-right="0.1252in" fo:text-align="justify" style:justify-single-word="false" fo:text-indent="0in" style:auto-text-indent="false"/>
    </style:style>
    <style:style style:name="P39" style:family="paragraph" style:parent-style-name="Standard">
      <style:paragraph-properties fo:margin-left="0in" fo:margin-right="0.139in" fo:text-align="justify" style:justify-single-word="false" fo:text-indent="0.5138in" style:auto-text-indent="false"/>
    </style:style>
    <style:style style:name="P40" style:family="paragraph" style:parent-style-name="Standard" style:list-style-name="WWNum15">
      <style:paragraph-properties fo:margin-left="0.5in" fo:margin-right="0.139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41" style:family="paragraph" style:parent-style-name="Standard" style:list-style-name="WWNum19">
      <style:paragraph-properties fo:margin-left="0.5in" fo:margin-right="0.139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42" style:family="paragraph" style:parent-style-name="Standard" style:list-style-name="WWNum21">
      <style:paragraph-properties fo:margin-left="0.5in" fo:margin-right="0.139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43" style:family="paragraph" style:parent-style-name="Standard" style:list-style-name="WWNum24">
      <style:paragraph-properties fo:margin-left="0.5in" fo:margin-right="0.139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44" style:family="paragraph" style:parent-style-name="Standard" style:list-style-name="WWNum23">
      <style:paragraph-properties fo:margin-left="1in" fo:margin-right="0.139in" fo:text-align="justify" style:justify-single-word="false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45" style:family="paragraph" style:parent-style-name="Standard" style:list-style-name="WWNum28">
      <style:paragraph-properties fo:margin-left="1in" fo:margin-right="0.1252in" fo:text-align="justify" style:justify-single-word="false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46" style:family="paragraph" style:parent-style-name="Standard" style:list-style-name="WWNum29">
      <style:paragraph-properties fo:margin-left="1in" fo:margin-right="0.1252in" fo:text-align="justify" style:justify-single-word="false" fo:text-indent="-1in" style:auto-text-indent="false">
        <style:tab-stops>
          <style:tab-stop style:position="0.6528in"/>
          <style:tab-stop style:position="1in"/>
        </style:tab-stops>
      </style:paragraph-properties>
    </style:style>
    <style:style style:name="P47" style:family="paragraph" style:parent-style-name="Standard">
      <style:paragraph-properties fo:margin-left="0.6665in" fo:margin-right="0.1252in" fo:text-align="justify" style:justify-single-word="false" fo:text-indent="0in" style:auto-text-indent="false"/>
    </style:style>
    <style:style style:name="P48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ArialMT1" fo:font-size="19pt" fo:font-weight="bold" style:font-size-asian="19pt" style:font-weight-asian="bold"/>
    </style:style>
    <style:style style:name="T2" style:family="text">
      <style:text-properties fo:color="#000000" style:font-name="ArialMT1" fo:font-size="19pt" style:text-underline-style="solid" style:text-underline-width="auto" style:text-underline-color="#000000" fo:font-weight="normal" style:font-size-asian="19pt" style:font-weight-asian="normal"/>
    </style:style>
    <style:style style:name="T3" style:family="text">
      <style:text-properties fo:color="#000000" style:font-name="ArialMT1" fo:font-size="19pt" fo:font-style="normal" style:text-underline-style="none" fo:font-weight="normal" style:font-size-asian="19pt" style:font-style-asian="normal" style:font-weight-asian="normal"/>
    </style:style>
    <style:style style:name="T4" style:family="text">
      <style:text-properties fo:color="#000000" style:font-name="ArialMT1" fo:font-size="21pt" fo:font-style="normal" style:text-underline-style="none" fo:font-weight="normal" style:font-size-asian="21pt" style:font-style-asian="normal" style:font-weight-asian="normal"/>
    </style:style>
    <style:style style:name="T5" style:family="text">
      <style:text-properties fo:color="#000000" style:font-name="ArialMT1" fo:font-size="17pt" fo:font-style="normal" style:text-underline-style="none" fo:font-weight="normal" style:font-size-asian="17pt" style:font-style-asian="normal" style:font-weight-asian="normal"/>
    </style:style>
    <style:style style:name="T6" style:family="text">
      <style:text-properties fo:color="#000000" style:text-position="super 58%" style:font-name="ArialMT1" fo:font-size="11pt" style:text-underline-style="none" fo:font-weight="normal" style:font-size-asian="11pt" style:font-weight-asian="normal"/>
    </style:style>
    <style:style style:name="T7" style:family="text">
      <style:text-properties fo:color="#000000" style:font-name="TimesNewRomanPSMT1" fo:font-size="17pt" style:text-underline-style="none" fo:font-weight="normal" style:font-size-asian="17pt" style:font-weight-asian="normal"/>
    </style:style>
    <style:style style:name="T8" style:family="text">
      <style:text-properties fo:color="#000000" style:font-name="TimesNewRomanPSMT1" fo:font-size="19pt" fo:font-style="normal" style:text-underline-style="none" fo:font-weight="bold" style:font-size-asian="19pt" style:font-style-asian="normal" style:font-weight-asian="bold"/>
    </style:style>
    <style:style style:name="T9" style:family="text">
      <style:text-properties fo:color="#000000" style:font-name="TimesNewRomanPSMT1" fo:font-size="19pt" fo:font-style="normal" style:text-underline-style="none" fo:font-weight="normal" style:font-size-asian="19pt" style:font-style-asian="normal" style:font-weight-asian="normal"/>
    </style:style>
    <style:style style:name="T10" style:family="text">
      <style:text-properties fo:color="#000000" style:font-name="TimesNewRomanPSMT1" fo:font-size="19pt" fo:font-style="italic" style:text-underline-style="none" fo:font-weight="bold" style:font-size-asian="19pt" style:font-style-asian="italic" style:font-weight-asian="bold"/>
    </style:style>
    <style:style style:name="T11" style:family="text">
      <style:text-properties fo:color="#000000" style:font-name="TimesNewRomanPSMT1" fo:font-size="16pt" fo:font-style="normal" style:text-underline-style="none" fo:font-weight="bold" style:font-size-asian="16pt" style:font-style-asian="normal" style:font-weight-asian="bold"/>
    </style:style>
    <style:style style:name="T12" style:family="text">
      <style:text-properties fo:color="#000000" style:font-name="Times-Roman1" fo:font-size="21pt" fo:font-style="normal" style:text-underline-style="none" fo:font-weight="normal" style:font-size-asian="21pt" style:font-style-asian="normal" style:font-weight-asian="normal"/>
    </style:style>
    <style:style style:name="T13" style:family="text">
      <style:text-properties fo:color="#000000" style:font-name="Times-Roman1" fo:font-size="21pt" fo:font-style="normal" style:text-underline-style="none" fo:font-weight="bold" style:font-size-asian="21pt" style:font-style-asian="normal" style:font-weight-asian="bold"/>
    </style:style>
    <style:style style:name="T14" style:family="text">
      <style:text-properties fo:color="#000000" style:font-name="Times-Roman1" fo:font-size="27pt" fo:font-style="normal" style:text-underline-style="none" fo:font-weight="bold" style:font-size-asian="27pt" style:font-style-asian="normal" style:font-weight-asian="bold"/>
    </style:style>
    <style:style style:name="T15" style:family="text">
      <style:text-properties fo:color="#000000" style:font-name="Times-Roman1" fo:font-size="27pt" fo:font-style="normal" style:text-underline-style="none" fo:font-weight="normal" style:font-size-asian="27pt" style:font-style-asian="normal" style:font-weight-asian="normal"/>
    </style:style>
    <style:style style:name="T16" style:family="text">
      <style:text-properties fo:color="#000000" style:font-name="Times-Roman1" fo:font-size="19pt" fo:font-style="italic" style:text-underline-style="none" fo:font-weight="normal" style:font-size-asian="19pt" style:font-style-asian="italic" style:font-weight-asian="normal"/>
    </style:style>
    <style:style style:name="T17" style:family="text">
      <style:text-properties fo:color="#000000" style:font-name="Times-Roman1" fo:font-size="19pt" fo:font-style="italic" style:text-underline-style="none" fo:font-weight="bold" style:font-size-asian="19pt" style:font-style-asian="italic" style:font-weight-asian="bold"/>
    </style:style>
    <style:style style:name="T18" style:family="text">
      <style:text-properties fo:color="#000000" style:font-name="Times-Roman1" fo:font-size="19pt" fo:font-style="normal" style:text-underline-style="none" fo:font-weight="normal" style:font-size-asian="19pt" style:font-style-asian="normal" style:font-weight-asian="normal"/>
    </style:style>
    <style:style style:name="T19" style:family="text">
      <style:text-properties fo:color="#000000" style:font-name="Times-Roman1" fo:font-size="16pt" fo:font-style="normal" style:text-underline-style="none" fo:font-weight="normal" style:font-size-asian="16pt" style:font-style-asian="normal" style:font-weight-asian="normal"/>
    </style:style>
    <style:style style:name="T20" style:family="text">
      <style:text-properties fo:color="#000000" style:font-name="Times-Roman1" fo:font-size="12pt" fo:font-style="normal" style:text-underline-style="none" fo:font-weight="normal" style:font-size-asian="12pt" style:font-style-asian="normal" style:font-weight-asian="normal"/>
    </style:style>
    <style:style style:name="T21" style:family="text">
      <style:text-properties fo:color="#313131" style:font-name="Times-Roman1" fo:font-size="24pt" fo:font-style="italic" style:text-underline-style="none" fo:font-weight="bold" style:font-size-asian="24pt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">Министерство образования, науки и спорта Украины</text:span></text:p>
      <text:p text:style-name="P1"><text:span text:style-name="T1">Национальный технический университет Украины</text:span></text:p>
      <text:p text:style-name="P1"><text:span text:style-name="T1">“Киевский политехнический институт”</text:span></text:p>
      <text:p text:style-name="P1"><text:span text:style-name="T2">ИПСА</text:span></text:p>
      <text:p text:style-name="P1"><text:span text:style-name="T6">(название факультета, института)</text:span></text:p>
      <text:p text:style-name="P1"><text:span text:style-name="T2">Кафедра Системного проектирования</text:span></text:p>
      <text:p text:style-name="P1"><text:span text:style-name="T6">(название кафедры)</text:span></text:p>
      <text:p text:style-name="P5"><text:span text:style-name="T7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1">Отчет</text:span></text:p>
      <text:p text:style-name="P1"><text:span text:style-name="T4">по лабораторной работе №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Выполнил:       студент группы ДА-92                                                                         </text:span></text:p>
      <text:p text:style-name="P4"><text:span text:style-name="T5">Письменный И. О.</text:span></text:p>
      <text:p text:style-name="P3"/>
      <text:p text:style-name="P3"/>
      <text:p text:style-name="P3"/>
      <text:p text:style-name="P3"/>
      <text:p text:style-name="P1"><text:span text:style-name="T5">Киев – 2013</text:span></text:p>
      <text:p text:style-name="P3"/>
      <text:p text:style-name="P3"/>
      <text:p text:style-name="P3"><text:soft-page-break/></text:p>
      <text:p text:style-name="Standard"><text:span text:style-name="T12">Утверждено</text:span></text:p>
      <text:p text:style-name="Standard"><text:span text:style-name="T14"><text:s/>          </text:span><text:span text:style-name="T16">О.ДА.9220-01 05 01-1</text:span></text:p>
      <text:p text:style-name="P3"/>
      <text:p text:style-name="P3"/>
      <text:p text:style-name="P3"/>
      <text:p text:style-name="P3"/>
      <text:p text:style-name="P3"/>
      <text:p text:style-name="P6"><text:span text:style-name="T15">Модуль генерации тестовых картографических данных с OSM в MongoDB </text:span></text:p>
      <text:p text:style-name="P3"/>
      <text:p text:style-name="P3"/>
      <text:p text:style-name="P3"/>
      <text:p text:style-name="P6"><text:span text:style-name="T17">О.ДА.9220-01 05 01-1</text:span></text:p>
      <text:p text:style-name="P1"><text:span text:style-name="T13">Листов 7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4385615986422624012" text:style-name="WWNum1">
        <text:list-item>
          <text:p text:style-name="P7"><text:span text:style-name="T8">Введение</text:span></text:p>
          <text:list>
            <text:list-item>
              <text:p text:style-name="P15"><text:span text:style-name="T10">Наименование программы</text:span></text:p>
            </text:list-item>
          </text:list>
        </text:list-item>
      </text:list>
      <text:p text:style-name="P35"><text:span text:style-name="T9">Наименование программы: «</text:span><text:span text:style-name="T19">Модуль генерации тестовых картографических данных с OSM в MongoDB</text:span><text:span text:style-name="T9">».</text:span></text:p>
      <text:p text:style-name="P3"/>
      <text:list xml:id="list7102070374296420938" text:style-name="WWNum2">
        <text:list-item>
          <text:list>
            <text:list-item>
              <text:p text:style-name="P16"><text:span text:style-name="T10"><text:s/>Краткая характеристика области применения</text:span></text:p>
            </text:list-item>
          </text:list>
        </text:list-item>
      </text:list>
      <text:p text:style-name="P3"/>
      <text:p text:style-name="P35"><text:span text:style-name="T3">Проектируемый программный модуль предназначен для генерации базы данных различных мест времяпрепровождения в Киеве. </text:span></text:p>
      <text:p text:style-name="P35"><text:span text:style-name="T3">Цель – получение базы тестовых данных для дальнейшего использования в дипломной работе.</text:span></text:p>
      <text:p text:style-name="P3"/>
      <text:list xml:id="list3505962874942564198" text:style-name="WWNum3">
        <text:list-item>
          <text:p text:style-name="P8"><text:soft-page-break/><text:span text:style-name="T8">Основания для разработки</text:span></text:p>
          <text:list>
            <text:list-item>
              <text:p text:style-name="P17"><text:span text:style-name="T10"><text:s/>Основание для проведения разработки</text:span></text:p>
            </text:list-item>
          </text:list>
        </text:list-item>
      </text:list>
      <text:p text:style-name="P35"><text:span text:style-name="T9">Основанием для проведения разработки является комплекс лабораторных работ по предмету «ПАИС», предусмотренных учебным планом. </text:span></text:p>
      <text:p text:style-name="P3"/>
      <text:list xml:id="list7895011523911753178" text:style-name="WWNum4">
        <text:list-item>
          <text:list>
            <text:list-item>
              <text:p text:style-name="P18"><text:span text:style-name="T10">Наименование и условное обозначение темы разработки</text:span></text:p>
            </text:list-item>
          </text:list>
        </text:list-item>
      </text:list>
      <text:p text:style-name="P3"/>
      <text:p text:style-name="P35"><text:span text:style-name="T3">Наименование темы разработки – «Программный </text:span><text:span text:style-name="T18">модуль генерации тестовых картографических данных с OSM в MongoDB</text:span><text:span text:style-name="T3">».</text:span></text:p>
      <text:p text:style-name="P35"><text:span text:style-name="T3">Условное обозначение темы разработки (шифр) - «0.ДА9220-01 5 01-1».</text:span></text:p>
      <text:p text:style-name="P3"/>
      <text:list xml:id="list4375787842927161827" text:style-name="WWNum5">
        <text:list-item>
          <text:p text:style-name="P9"><text:span text:style-name="T8">Назначение разработки</text:span></text:p>
          <text:list>
            <text:list-item>
              <text:p text:style-name="P19"><text:span text:style-name="T10">Функциональное назначение</text:span></text:p>
            </text:list-item>
          </text:list>
        </text:list-item>
      </text:list>
      <text:p text:style-name="P3"/>
      <text:p text:style-name="P35"><text:span text:style-name="T3">Разработка позволит генерировать наполнение документо - ориентированной базы мест с OSM  json-file в виде, удобном для использования в дипломном проекте. Результирующие документы в базе должны иметь следующие поля:</text:span></text:p>
      <text:p text:style-name="P35"><text:span text:style-name="T3">1. Идентефикатор</text:span></text:p>
      <text:p text:style-name="P35"><text:span text:style-name="T3">2. Рабочие часы (необязательное к заполнению поле)</text:span></text:p>
      <text:p text:style-name="P35"><text:span text:style-name="T3">3. Географическая координата: широта</text:span></text:p>
      <text:p text:style-name="P35"><text:span text:style-name="T3">4. Географическая координата: долгота</text:span></text:p>
      <text:p text:style-name="P35"><text:span text:style-name="T3">5. Адрес</text:span></text:p>
      <text:p text:style-name="P35"><text:span text:style-name="T3">6. Минимальное время посещения (необязательное к заполнению поле)</text:span></text:p>
      <text:p text:style-name="P35"><text:span text:style-name="T3">7. Средний чек (необязательное к заполнению поле)</text:span></text:p>
      <text:p text:style-name="P35"><text:span text:style-name="T3">8. Массив тегов</text:span></text:p>
      <text:p text:style-name="P3"/>
      <text:list xml:id="list208956297610378566" text:style-name="WWNum6">
        <text:list-item>
          <text:list>
            <text:list-item>
              <text:p text:style-name="P20"><text:soft-page-break/><text:span text:style-name="T10">Эксплуатационное назначение</text:span></text:p>
            </text:list-item>
          </text:list>
        </text:list-item>
      </text:list>
      <text:p text:style-name="P3"/>
      <text:p text:style-name="P35"><text:span text:style-name="T3">Программа разрабатывается для дальнейшего использования созданной базы данных в дипломной работе. </text:span></text:p>
      <text:p text:style-name="P3"/>
      <text:list xml:id="list8488399722223097638" text:style-name="WWNum7">
        <text:list-item>
          <text:p text:style-name="P10"><text:span text:style-name="T8">Требования к программе или программному изделию</text:span></text:p>
          <text:list>
            <text:list-item>
              <text:p text:style-name="P21"><text:span text:style-name="T10">Требования к функциональным характеристикам</text:span></text:p>
            </text:list-item>
          </text:list>
        </text:list-item>
      </text:list>
      <text:p text:style-name="Standard"><text:span text:style-name="T11">Требования к составу выполняемых функций</text:span></text:p>
      <text:p text:style-name="P35"><text:span text:style-name="T9">Используя разработанный модуль импорта пользователь должен иметь возможность:</text:span></text:p>
      <text:p text:style-name="P3"/>
      <text:list xml:id="list1727249103377647515" text:style-name="WWNum8">
        <text:list-item>
          <text:p text:style-name="P36"><text:span text:style-name="T9">Импортировать JSON-документ с ОСМ в документо - ориентированную базу данных.</text:span></text:p>
        </text:list-item>
        <text:list-item>
          <text:p text:style-name="P36"><text:span text:style-name="T9">Приводить базу к пригодному к использованию в дипломном проекте виду.</text:span></text:p>
        </text:list-item>
      </text:list>
      <text:p text:style-name="P38"><text:span text:style-name="T11">Требования к организации выходных данных</text:span></text:p>
      <text:p text:style-name="P35"><text:span text:style-name="T9">В результате нужно получить скомпилированную jar-библиотеку импортёра и дамп сгенерированной базы. </text:span></text:p>
      <text:p text:style-name="Standard"><text:span text:style-name="T11">Требования к временным характеристикам</text:span></text:p>
      <text:p text:style-name="P35"><text:span text:style-name="T9">Требования к временным характеристикам программы не предъявляются.</text:span></text:p>
      <text:p text:style-name="P3"/>
      <text:list xml:id="list202337031564519950" text:style-name="WWNum9">
        <text:list-item>
          <text:list>
            <text:list-item>
              <text:p text:style-name="P22"><text:span text:style-name="T10">Требования к надежности</text:span></text:p>
            </text:list-item>
          </text:list>
        </text:list-item>
      </text:list>
      <text:p text:style-name="Standard"><text:span text:style-name="T11">Требования к обеспечению надежного (устойчивого) функционирования программы</text:span></text:p>
      <text:p text:style-name="P35"><text:span text:style-name="T9">Разработанный программный модуль не должен давать отказов при некорректном использовании. Все ошибки должны быть учтены на этапе компиляции. При появлениях исключительной ситуации при импорте документа, информацию об ошибке необходимо записать в лог и перейти к импорту следующего документа.</text:span></text:p>
      <text:p text:style-name="Standard"><text:span text:style-name="T11">Время восстановления после отказа</text:span></text:p>
      <text:p text:style-name="P34"><text:span text:style-name="T9">Требования к времени восстановления после отказа не предъявляются.</text:span></text:p>
      <text:p text:style-name="P3"/>
      <text:list xml:id="list1731248750845724361" text:style-name="WWNum10">
        <text:list-item>
          <text:list>
            <text:list-item>
              <text:p text:style-name="P23"><text:soft-page-break/><text:span text:style-name="T10">Условия эксплуатации</text:span></text:p>
            </text:list-item>
          </text:list>
        </text:list-item>
      </text:list>
      <text:p text:style-name="P35"><text:span text:style-name="T9">Программист, использующий сгенерированный дамп базы или модуль  их генерации должен быть знаком с основами работы в не реляционных базах данных. На вход модуля генерации данных должен подаваться валидный JSON-документ с баундодом OSM.</text:span></text:p>
      <text:p text:style-name="P3"/>
      <text:list xml:id="list7743839263086877515" text:style-name="WWNum11">
        <text:list-item>
          <text:list>
            <text:list-item>
              <text:p text:style-name="P24"><text:span text:style-name="T10">Требования к составу и параметрам технических средств</text:span></text:p>
            </text:list-item>
          </text:list>
        </text:list-item>
      </text:list>
      <text:p text:style-name="P34"><text:span text:style-name="T9">На персональном компьютере должно быть установлено JRE, MongoDB</text:span></text:p>
      <text:p text:style-name="P34"><text:span text:style-name="T10">Требования к информационной и программной совместимости</text:span></text:p>
      <text:p text:style-name="Standard"><text:span text:style-name="T11">Требования к информационным структурам и методам решения</text:span></text:p>
      <text:p text:style-name="P35"><text:span text:style-name="T9">Програмнмый модуль должен совершать только одно подключение к базе в 1 момент времени. Реализуется соответствено паттерну “Singleton”</text:span></text:p>
      <text:p text:style-name="Standard"><text:span text:style-name="T11">Требования к исходным кодам и языкам программирования</text:span></text:p>
      <text:p text:style-name="P35"><text:span text:style-name="T9">Скрипты импорта “сырой” базы с файла OSM в MongoDB должны быть реализованы на Python. Исходные коды генератора, приводящего базу к виду, пригодному к использованию должны быть реализованы на Java.</text:span></text:p>
      <text:p text:style-name="P3"/>
      <text:list xml:id="list284678327481271160" text:style-name="WWNum12">
        <text:list-item>
          <text:list>
            <text:list-item>
              <text:p text:style-name="P25"><text:span text:style-name="T10">Требования к маркировке и упаковке</text:span></text:p>
            </text:list-item>
          </text:list>
        </text:list-item>
      </text:list>
      <text:p text:style-name="P35"><text:span text:style-name="T9">Разработанный модуль предоставляется в виде jar-файла генератора и дампа базы.</text:span></text:p>
      <text:p text:style-name="Standard"><text:span text:style-name="T11">Требование к маркировке</text:span></text:p>
      <text:p text:style-name="P35"><text:span text:style-name="T9">Программное изделие должно иметь маркировку с обозначением наименования, номера версии и номерабилда, имени разработчика и даты написания. Эти данные должны быть написаны в виде комментариев в исходных файлах.</text:span></text:p>
      <text:p text:style-name="P35"><text:span text:style-name="T11">Требования к упаковке</text:span></text:p>
      <text:p text:style-name="P34"><text:span text:style-name="T9">Данный продукт должен быть запакован в jar-file и </text:span><text:soft-page-break/><text:span text:style-name="T9">файл дампа БД.</text:span></text:p>
      <text:p text:style-name="P3"/>
      <text:list xml:id="list7458286149553724023" text:style-name="WWNum13">
        <text:list-item>
          <text:list>
            <text:list-item>
              <text:p text:style-name="P26"><text:span text:style-name="T10">Требования к транспортированию и хранению</text:span></text:p>
            </text:list-item>
          </text:list>
        </text:list-item>
      </text:list>
      <text:p text:style-name="Standard"><text:span text:style-name="T11">Условия транспортирования</text:span></text:p>
      <text:p text:style-name="P39"><text:span text:style-name="T9">Для транспортировки jar-файла генератора и дампа базы необходимо наличие Интернет соединения либо съемного носителя.</text:span></text:p>
      <text:p text:style-name="P3"/>
      <text:list xml:id="list4841009060441384583" text:style-name="WWNum14">
        <text:list-item>
          <text:p text:style-name="P11"><text:span text:style-name="T8">Требования к программной документации</text:span></text:p>
          <text:list>
            <text:list-item>
              <text:p text:style-name="P27"><text:span text:style-name="T10"><text:s/>Предварительный состав программной документации</text:span></text:p>
            </text:list-item>
          </text:list>
        </text:list-item>
      </text:list>
      <text:p text:style-name="P34"><text:span text:style-name="T9">Состав программной документации должен включать в себя документация по коду, которая содержит в себе:</text:span></text:p>
      <text:p text:style-name="P3"/>
      <text:list xml:id="list3399216549541160424" text:style-name="WWNum15">
        <text:list-item>
          <text:p text:style-name="P40"><text:span text:style-name="T9">Назначение разрабатываемого класса;</text:span></text:p>
        </text:list-item>
        <text:list-item>
          <text:p text:style-name="P40"><text:span text:style-name="T9">Описание методов и полей класса;</text:span></text:p>
        </text:list-item>
        <text:list-item>
          <text:p text:style-name="P40"><text:span text:style-name="T9">Описание входных и выходных параметров для всех методов класса.</text:span></text:p>
        </text:list-item>
      </text:list>
      <text:p text:style-name="P3"/>
      <text:list xml:id="list7803304495375289146" text:style-name="WWNum16">
        <text:list-item>
          <text:p text:style-name="P12"><text:span text:style-name="T8">Технико-экономические показатели</text:span></text:p>
        </text:list-item>
      </text:list>
      <text:p text:style-name="P35"><text:span text:style-name="T9">Ориентировочная экономическая эффективность не рассчитывается.</text:span></text:p>
      <text:p text:style-name="P3"/>
      <text:list xml:id="list1014954052557078875" text:style-name="WWNum17">
        <text:list-item>
          <text:list>
            <text:list-item>
              <text:p text:style-name="P28"><text:span text:style-name="T10">Экономические преимущества разработки</text:span></text:p>
            </text:list-item>
          </text:list>
        </text:list-item>
      </text:list>
      <text:p text:style-name="P35"><text:span text:style-name="T9">Разработка не имеет аналогов, известных исполнителю и заказчику.</text:span></text:p>
      <text:p text:style-name="P3"/>
      <text:list xml:id="list8519428464377713650" text:style-name="WWNum18">
        <text:list-item>
          <text:p text:style-name="P13"><text:span text:style-name="T8">Стадии и этапы разработки</text:span></text:p>
          <text:list>
            <text:list-item>
              <text:p text:style-name="P29"><text:span text:style-name="T10">Стадии разработки</text:span></text:p>
            </text:list-item>
          </text:list>
        </text:list-item>
      </text:list>
      <text:p text:style-name="P34"><text:span text:style-name="T9">Разработка должна быть проведена в четыре стадии:</text:span></text:p>
      <text:p text:style-name="P3"/>
      <text:list xml:id="list9040804909034927447" text:style-name="WWNum19">
        <text:list-item>
          <text:p text:style-name="P41"><text:span text:style-name="T9">разработка технического задания (срок – 1 неделя); </text:span></text:p>
        </text:list-item>
        <text:list-item>
          <text:p text:style-name="P41"><text:span text:style-name="T9">рабочее проектирование (срок – 1 неделя); </text:span></text:p>
        </text:list-item>
        <text:list-item>
          <text:p text:style-name="P41"><text:span text:style-name="T9">тестирование (срок – 1 неделя);</text:span></text:p>
        </text:list-item>
        <text:list-item>
          <text:p text:style-name="P41"><text:span text:style-name="T9">внедрение (срок – 1 неделя).</text:span></text:p>
        </text:list-item>
      </text:list>
      <text:p text:style-name="P3"/>
      <text:list xml:id="list2222468397903568233" text:style-name="WWNum20">
        <text:list-item>
          <text:list>
            <text:list-item>
              <text:p text:style-name="P30"><text:soft-page-break/><text:span text:style-name="T10">Этапы разработки</text:span></text:p>
            </text:list-item>
          </text:list>
        </text:list-item>
      </text:list>
      <text:p text:style-name="P35"><text:span text:style-name="T9">На стадии разработки технического задания должен быть выполнен этап разработки, согласования и утверждения настоящего технического задания.</text:span></text:p>
      <text:p text:style-name="P35"><text:span text:style-name="T9">На стадии рабочего проектирования должны быть выполнены перечисленные ниже этапы работ:</text:span></text:p>
      <text:p text:style-name="P3"/>
      <text:list xml:id="list5354654182712570986" text:style-name="WWNum21">
        <text:list-item>
          <text:p text:style-name="P42"><text:span text:style-name="T9">разработка программного модуля (срок – 3 дня); </text:span></text:p>
        </text:list-item>
        <text:list-item>
          <text:p text:style-name="P42"><text:span text:style-name="T9">разработка программной документации (срок – 2 дня); </text:span></text:p>
        </text:list-item>
      </text:list>
      <text:p text:style-name="P35"><text:span text:style-name="T9">На стадии тестирования должен быть выполнен этап разработки тестов и тестирования программного модуля. </text:span></text:p>
      <text:p text:style-name="P35"><text:span text:style-name="T9">На стадии внедрения должен быть выполнен этап подготовки и передачи программного модуля заказчику.</text:span></text:p>
      <text:p text:style-name="P3"/>
      <text:list xml:id="list1268198021138175889" text:style-name="WWNum22">
        <text:list-item>
          <text:list>
            <text:list-item>
              <text:p text:style-name="P31"><text:span text:style-name="T10">Содержание работ по этапам</text:span></text:p>
            </text:list-item>
          </text:list>
        </text:list-item>
      </text:list>
      <text:p text:style-name="P35"><text:span text:style-name="T9">На этапе разработки технического задания должны быть выполнены перечисленные ниже работы:</text:span></text:p>
      <text:p text:style-name="P3"/>
      <text:list xml:id="list120932945602766372" text:style-name="WWNum23">
        <text:list-item>
          <text:list>
            <text:list-item>
              <text:p text:style-name="P44"><text:span text:style-name="T9">постановка задачи; </text:span></text:p>
            </text:list-item>
            <text:list-item>
              <text:p text:style-name="P44"><text:span text:style-name="T9">определение требований к техническим средствам; </text:span></text:p>
            </text:list-item>
            <text:list-item>
              <text:p text:style-name="P44"><text:span text:style-name="T9">определение требований к программе; </text:span></text:p>
            </text:list-item>
            <text:list-item>
              <text:p text:style-name="P44"><text:span text:style-name="T9">определение стадий, этапов и сроков разработки программы и документации на неё; </text:span></text:p>
            </text:list-item>
            <text:list-item>
              <text:p text:style-name="P44"><text:span text:style-name="T9">выбор языков программирования; </text:span></text:p>
            </text:list-item>
            <text:list-item>
              <text:p text:style-name="P44"><text:span text:style-name="T9">согласование и утверждение технического задания.</text:span></text:p>
            </text:list-item>
          </text:list>
        </text:list-item>
      </text:list>
      <text:p text:style-name="P35"><text:span text:style-name="T9">На этапе разработки программы решаются следующие задачи:</text:span></text:p>
      <text:p text:style-name="P3"/>
      <text:list xml:id="list4389200371647654617" text:style-name="WWNum24">
        <text:list-item>
          <text:p text:style-name="P43"><text:span text:style-name="T9">создание диаграммы классов и диаграммы прецедентов, разработка API;</text:span></text:p>
        </text:list-item>
        <text:list-item>
          <text:p text:style-name="P43"><text:span text:style-name="T9">программирование и отладка программного модуля.</text:span></text:p>
        </text:list-item>
      </text:list>
      <text:p text:style-name="P35"><text:span text:style-name="T9">На этапе разработки программной документации должен быть прокомментирован весь программный код и сгенерирована документация по коду.</text:span></text:p>
      <text:p text:style-name="P35"><text:soft-page-break/><text:span text:style-name="T9">На этапе разработки тестов и тестирования должен быть разработан ряд Unit-тестов, покрывающих работу всего программного модуля, проведение приемо-сдаточных испытаний, корректировка программы и программной документации по результатам испытаний.</text:span></text:p>
      <text:p text:style-name="P35"><text:span text:style-name="T9">На этапе подготовки и передачи программы должна быть выполнена работа по подготовке и передаче программы и программной документации в эксплуатацию заказчика.</text:span></text:p>
      <text:p text:style-name="P3"/>
      <text:list xml:id="list819962223117199532" text:style-name="WWNum25">
        <text:list-item>
          <text:p text:style-name="P14"><text:span text:style-name="T8">Порядок контроля и приемки</text:span></text:p>
          <text:list>
            <text:list-item>
              <text:p text:style-name="P32"><text:span text:style-name="T10">Виды испытаний</text:span></text:p>
            </text:list-item>
          </text:list>
        </text:list-item>
      </text:list>
      <text:p text:style-name="P35"><text:span text:style-name="T9">Приемо-сдаточные испытания должны проводиться в учебной лаборатории согласно разработанной исполнителем и согласованной заказчиком программы и методик испытаний.</text:span></text:p>
      <text:p text:style-name="P3"/>
      <text:list xml:id="list5921690367978734168" text:style-name="WWNum26">
        <text:list-item>
          <text:list>
            <text:list-item>
              <text:p text:style-name="P33"><text:span text:style-name="T10">Методика испытаний</text:span></text:p>
            </text:list-item>
          </text:list>
        </text:list-item>
      </text:list>
      <text:p text:style-name="P35"><text:span text:style-name="T9">Для проведения испытаний необходимо восстановить базу с дампа.</text:span></text:p>
      <text:p text:style-name="P35"><text:span text:style-name="T9">Вначале испытания проводятся для проимпортированной базы.</text:span></text:p>
      <text:p text:style-name="P3"/>
      <text:list xml:id="list6852376180154645501" text:style-name="WWNum27">
        <text:list-item>
          <text:p text:style-name="P37"><text:span text:style-name="T9">Список проверок структуры документа для базы. </text:span></text:p>
        </text:list-item>
      </text:list>
      <text:p text:style-name="P3"/>
      <text:list xml:id="list6459579351133850306" text:style-name="WWNum28">
        <text:list-item>
          <text:list>
            <text:list-item>
              <text:p text:style-name="P45"><text:span text:style-name="T9">Все документы в базе должны иметь числовой уникальный идентификатор. Проверяется запросом поля "_id" для всех записей и попыткой преобразовать его к целочисельному значению при помощи функции Integer.ParseInteger(String val) java. При отсутствии генерации исключения тест считается пройденным</text:span></text:p>
            </text:list-item>
            <text:list-item>
              <text:p text:style-name="P45"><text:span text:style-name="T9">Все документы в базе должны иметь поле “tag”.</text:span></text:p>
            </text:list-item>
            <text:list-item>
              <text:p text:style-name="P45"><text:soft-page-break/><text:span text:style-name="T9">Запросить количество документов в базе. Возвращенноё значение должно быть больше 1000. </text:span></text:p>
            </text:list-item>
            <text:list-item>
              <text:p text:style-name="P45"><text:span text:style-name="T9">Проверяется принадлежность координат 10 случайно выбранных объектов баунду Киева. Каждый из них должен попадать в баунд</text:span></text:p>
            </text:list-item>
          </text:list>
        </text:list-item>
      </text:list>
      <text:p text:style-name="P3"/>
      <text:p text:style-name="P38"><text:span text:style-name="T9">Для испытания разработанного модуля импорта данных следует провести следующие тесты:</text:span></text:p>
      <text:p text:style-name="P38"><text:span text:style-name="T9">Выкачиваются данные с OSM по Лондону.</text:span></text:p>
      <text:p text:style-name="P38"><text:span text:style-name="T20"><text:s/></text:span></text:p>
      <text:list xml:id="list5226539711365380062" text:style-name="WWNum29">
        <text:list-item>
          <text:list>
            <text:list-item>
              <text:p text:style-name="P46"><text:span text:style-name="T9">Производится импорт данных в базу в сыром виде. Вставляем документ с нечисловым идентификатором через mongoshell.</text:span></text:p>
            </text:list-item>
            <text:list-item>
              <text:p text:style-name="P46"><text:span text:style-name="T9">Производится привидение документов к виду, пригодному для использования. При этом элементы неимеющие поля "tags" <text:s/>,"id" должны быть пропущены. </text:span></text:p>
            </text:list-item>
            <text:list-item>
              <text:p text:style-name="P46"><text:span text:style-name="T9">Запросить с базы документ с "_id":1. При правильном прохождении ничего не должно вернутся. <text:s/></text:span></text:p>
            </text:list-item>
          </text:list>
        </text:list-item>
      </text:list>
      <text:p text:style-name="P47"><text:span text:style-name="T10">Общие требования к приемке работы</text:span></text:p>
      <text:p text:style-name="P35"><text:span text:style-name="T9">На основании протокола проведения испытаний исполнитель совместно с заказчиком подписывают акт приемки-сдачи программы в эксплуатацию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MT1" svg:font-family="ArialMT" style:font-family-generic="roman"/>
    <style:font-face style:name="Times-Roman1" svg:font-family="Times-Roman" style:font-family-generic="roman"/>
    <style:font-face style:name="TimesNewRomanPSMT1" svg:font-family="TimesNewRomanPSMT" style:font-family-generic="roman"/>
    <style:font-face style:name="ArialMT" svg:font-family="ArialMT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4:09:53</meta:creation-date>
    <dc:date>2013-02-21T14:10:02</dc:date>
    <meta:editing-duration>P0D</meta:editing-duration>
    <meta:editing-cycles>1</meta:editing-cycles>
    <meta:document-statistic meta:table-count="0" meta:image-count="0" meta:object-count="0" meta:page-count="9" meta:paragraph-count="133" meta:word-count="1090" meta:character-count="8563" meta:non-whitespace-character-count="7531"/>
    <meta:generator>LibreOffice/4.0.0.3$MacOSX_x86 LibreOffice_project/53fd80e80f44edd735c18dbc5b6cde811e0a15c</meta:generator>
  </office:meta>
</office:document-meta>
</file>